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763cm" table:align="left" style:writing-mode="lr-tb"/>
    </style:style>
    <style:style style:name="Table1.A" style:family="table-column">
      <style:table-column-properties style:column-width="4.763cm"/>
    </style:style>
    <style:style style:name="Table1.A1" style:family="table-cell">
      <style:table-cell-properties style:vertical-align="middle" fo:background-color="#fff2cc" fo:padding-left="0.079cm" fo:padding-right="0.079cm" fo:padding-top="0.053cm" fo:padding-bottom="0.053cm" fo:border="0.05pt solid #000000">
        <style:background-image/>
      </style:table-cell-properties>
    </style:style>
    <style:style style:name="Table1.A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le1.A3" style:family="table-cell">
      <style:table-cell-properties style:vertical-align="middle" fo:background-color="#ffffff" fo:padding-left="0.079cm" fo:padding-right="0.079cm" fo:padding-top="0cm" fo:padding-bottom="0.053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206e"/>
    </style:style>
    <style:style style:name="T1" style:family="text">
      <style:text-properties officeooo:rsid="001f20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DwdIs8KDa6Erspy8WMZEhqVlWoXgTk2i0BeJ</text:p>
      <text:p text:style-name="Standard"/>
      <text:p text:style-name="Standard"/>
      <text:p text:style-name="P1"/>
      <table:table table:name="Table1" table:style-name="Table1">
        <table:table-column table:style-name="Table1.A"/>
        <table:table-row table:style-name="TableLine94305266674688">
          <table:table-cell table:style-name="Table1.A1" office:value-type="string">
            <text:p text:style-name="Table_20_Contents">MD Irfan</text:p>
          </table:table-cell>
        </table:table-row>
        <table:table-row table:style-name="TableLine94305266674688">
          <table:table-cell table:style-name="Table1.A2" office:value-type="string">
            <text:p text:style-name="Table_20_Contents">Ganesh Pawar</text:p>
          </table:table-cell>
        </table:table-row>
        <table:table-row table:style-name="TableLine94305266674688">
          <table:table-cell table:style-name="Table1.A3" office:value-type="string">
            <text:p text:style-name="Table_20_Contents">Roshan <text:s/>Bante</text:p>
          </table:table-cell>
        </table:table-row>
        <table:table-row table:style-name="TableLine94305266674688">
          <table:table-cell table:style-name="Table1.A3" office:value-type="string">
            <text:p text:style-name="Table_20_Contents">Ankur Urkude</text:p>
          </table:table-cell>
        </table:table-row>
        <table:table-row table:style-name="TableLine94305266674688">
          <table:table-cell table:style-name="Table1.A5" office:value-type="string">
            <text:p text:style-name="Table_20_Contents"><text:span text:style-name="T1">Lead: </text:span>Swapnil Gaurka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2:27:56.081055659</meta:creation-date>
    <dc:date>2022-02-02T18:29:49.713541662</dc:date>
    <meta:editing-duration>PT2H35M34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6" meta:word-count="12" meta:character-count="106" meta:non-whitespace-character-count="99"/>
  </office:meta>
</office:document-meta>
</file>